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4bf9b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Times New Roman" fo:font-size="13pt" fo:font-weight="bold" officeooo:rsid="00071a1f" officeooo:paragraph-rsid="0004bf9b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Times New Roman" fo:font-size="13pt" fo:font-weight="bold" officeooo:paragraph-rsid="0004bf9b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Times New Roman" fo:font-size="13pt" officeooo:paragraph-rsid="0004bf9b" style:font-size-asian="13pt" style:font-size-complex="13pt"/>
    </style:style>
    <style:style style:name="P5" style:family="paragraph" style:parent-style-name="Standard" style:list-style-name="WW8Num1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style:font-name="Times New Roman" fo:font-size="13pt" fo:font-weight="normal" officeooo:paragraph-rsid="0004bf9b" style:font-size-asian="13pt" style:font-weight-asian="normal" style:font-size-complex="13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style:font-name="Times New Roman" fo:font-size="14pt" officeooo:rsid="00025b99" officeooo:paragraph-rsid="0004bf9b" style:font-size-asian="14pt" style:font-size-complex="14pt"/>
    </style:style>
    <style:style style:name="P7" style:family="paragraph" style:parent-style-name="Preformatted_20_Text">
      <style:text-properties style:font-name="Times New Roman" fo:font-size="14pt" officeooo:rsid="00025b99" officeooo:paragraph-rsid="0004bf9b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" fo:font-size="14pt" officeooo:rsid="00071a1f" officeooo:paragraph-rsid="0004bf9b" style:font-size-asian="14pt" style:font-size-complex="14pt"/>
    </style:style>
    <style:style style:name="P9" style:family="paragraph" style:parent-style-name="Preformatted_20_Text">
      <style:text-properties style:font-name="Times New Roman" fo:font-size="14pt" officeooo:rsid="00025b99" officeooo:paragraph-rsid="0004bf9b" style:font-name-asian="Droid Sans Fallback" style:font-size-asian="14pt" style:font-name-complex="Liberation Mono" style:font-size-complex="14pt"/>
    </style:style>
    <style:style style:name="P10" style:family="paragraph" style:parent-style-name="Preformatted_20_Text">
      <style:paragraph-properties fo:text-align="justify" style:justify-single-word="false"/>
      <style:text-properties style:font-name="Times New Roman" fo:font-size="14pt" officeooo:rsid="0004bf9b" officeooo:paragraph-rsid="0004bf9b" style:font-name-asian="Droid Sans Fallback" style:font-size-asian="14pt" style:font-name-complex="Liberation Mono" style:font-size-complex="14pt"/>
    </style:style>
    <style:style style:name="P11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" fo:font-size="14pt" officeooo:rsid="00025b99" officeooo:paragraph-rsid="0004bf9b" style:font-size-asian="14pt" style:font-size-complex="14pt"/>
    </style:style>
    <style:style style:name="P12" style:family="paragraph" style:parent-style-name="Text_20_body">
      <style:text-properties fo:font-variant="normal" fo:text-transform="none" fo:color="#000000" style:font-name="Times New Roman" fo:font-size="13pt" fo:letter-spacing="normal" fo:font-style="normal" fo:font-weight="normal" officeooo:rsid="00071a1f" officeooo:paragraph-rsid="0004bf9b" style:font-size-asian="13pt" style:font-weight-asian="bold" style:font-size-complex="13pt" style:font-weight-complex="bold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2ea19"/>
    </style:style>
    <style:style style:name="T2" style:family="text">
      <style:text-properties officeooo:rsid="00245523"/>
    </style:style>
    <style:style style:name="T3" style:family="text">
      <style:text-properties officeooo:rsid="00071a1f"/>
    </style:style>
    <style:style style:name="T4" style:family="text">
      <style:text-properties fo:font-weight="normal" officeooo:rsid="00071a1f" style:font-weight-asian="normal" style:font-weight-complex="normal"/>
    </style:style>
    <style:style style:name="T5" style:family="text">
      <style:text-properties officeooo:rsid="0004bf9b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Учреждение образования</text:p>
      <text:p text:style-name="P6"><text:s/>«БЕЛОРУССКИЙ ГОСУДАРСТВЕННЫЙ УНИВЕРСИТЕТ </text:p>
      <text:p text:style-name="P6">ИНФОРМАТИКИ И РАДИОЭЛЕКТРОНИКИ»</text:p>
      <text:p text:style-name="P6"/>
      <text:p text:style-name="P6"/>
      <text:p text:style-name="P6"/>
      <text:p text:style-name="P6">Кафедра интеллектуальных информационных технологий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Отчет по лабораторной работе №<text:span text:style-name="T2">2</text:span></text:p>
      <text:p text:style-name="P6">по курсу «<text:span text:style-name="T3">Операционные системы</text:span>»</text:p>
      <text:p text:style-name="P6">на тему: «<text:span text:style-name="T3">Изучение алгоритмов </text:span><text:span text:style-name="T4">распределения</text:span><text:span text:style-name="T3"> памяти</text:span>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Выполнил<text:span text:style-name="T3">и</text:span> студент<text:span text:style-name="T3">ы</text:span></text:p>
            <text:p text:style-name="P9">группы <text:span text:style-name="T5">5</text:span>21702:</text:p>
          </table:table-cell>
          <table:table-cell table:style-name="Таблица1.A1" office:value-type="string">
            <text:p text:style-name="P10">Жук А.A.</text:p>
            <text:p text:style-name="P10">Дудков А.Д.</text:p>
          </table:table-cell>
        </table:table-row>
        <table:table-row>
          <table:table-cell table:style-name="Таблица1.A1" office:value-type="string">
            <text:p text:style-name="P9">Проверил:</text:p>
          </table:table-cell>
          <table:table-cell table:style-name="Таблица1.A1" office:value-type="string">
            <text:p text:style-name="P8">Колб Д.Г.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Цель:</text:p>
      <text:p text:style-name="P4">Изучить алгоритмы распределения памяти и особенности их реализации.</text:p>
      <text:p text:style-name="P3">Вариант:</text:p>
      <text:list xml:id="list2352928681296393582" text:style-name="WW8Num1">
        <text:list-header>
          <text:p text:style-name="P5">Реализовать менеджер памяти с выделением блоков различного размера.</text:p>
        </text:list-header>
      </text:list>
      <text:p text:style-name="P2">Описание задачи:</text:p>
      <text:p text:style-name="P1">В этом случае память машины не делится заранее на разделы. Сначала вся память свободна. Каждой вновь поступающей задаче выделяется необходимая ей память. После завершения задачи память освобождается, и на это место может быть загружена другая задача. Таким образом, в произвольный момент времени оперативная память представляет собой случайную последовательность занятых и свободных участков (разделов) произвольного размера.</text:p>
      <text:p text:style-name="P12">Задачами <text:span text:style-name="T5">менеджера памяти</text:span> при реализации данного метода управления памятью является: </text:p>
      <text:list xml:id="list6758162460421921021" text:style-name="L2">
        <text:list-item>
          <text:p text:style-name="P14">ведение таблиц свободных и занятых областей, в которых указываются начальные адреса и размеры участков памяти, </text:p>
        </text:list-item>
        <text:list-item>
          <text:p text:style-name="P14">при поступлении новой задачи - анализ запроса, просмотр таблицы свободных областей и выбор раздела, размер которого достаточен для размещения поступившей задачи, </text:p>
        </text:list-item>
        <text:list-item>
          <text:p text:style-name="P14">загрузка задачи в выделенный ей раздел и корректировка таблиц свободных и занятых областей, </text:p>
        </text:list-item>
        <text:list-item>
          <text:p text:style-name="P13">после завершения задачи корректировка таблиц свободных и занятых областей.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><text:tab/><text:span text:style-name="MT1">Минск, 201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1:02:11.440216860</meta:creation-date>
    <dc:date>2017-09-16T01:14:26.798810209</dc:date>
    <meta:editing-duration>PT12M16S</meta:editing-duration>
    <meta:editing-cycles>1</meta:editing-cycles>
    <meta:document-statistic meta:table-count="1" meta:image-count="0" meta:object-count="0" meta:page-count="2" meta:paragraph-count="25" meta:word-count="187" meta:character-count="1460" meta:non-whitespace-character-count="1294"/>
    <meta:generator>LibreOffice/5.1.6.2$Linux_x86 LibreOffice_project/10m0$Build-2</meta:generator>
  </office:meta>
</office:document-meta>
</file>